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officeooo:paragraph-rsid="000e6639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officeooo:paragraph-rsid="000efe94"/>
    </style:style>
    <style:style style:name="P7" style:family="paragraph" style:parent-style-name="Preformatted_20_Text">
      <style:text-properties officeooo:paragraph-rsid="0015907e"/>
    </style:style>
    <style:style style:name="P8" style:family="paragraph" style:parent-style-name="Preformatted_20_Text">
      <style:text-properties officeooo:rsid="00177b35" officeooo:paragraph-rsid="00177b35"/>
    </style:style>
    <style:style style:name="P9" style:family="paragraph" style:parent-style-name="Preformatted_20_Text">
      <style:text-properties officeooo:rsid="001b170e" officeooo:paragraph-rsid="00257940"/>
    </style:style>
    <style:style style:name="P10" style:family="paragraph" style:parent-style-name="Preformatted_20_Text">
      <style:text-properties officeooo:paragraph-rsid="001b170e"/>
    </style:style>
    <style:style style:name="P11" style:family="paragraph" style:parent-style-name="Preformatted_20_Text">
      <style:text-properties officeooo:rsid="001cb370" officeooo:paragraph-rsid="00247f6f"/>
    </style:style>
    <style:style style:name="P12" style:family="paragraph" style:parent-style-name="Preformatted_20_Text">
      <style:text-properties officeooo:rsid="00247f6f" officeooo:paragraph-rsid="00247f6f"/>
    </style:style>
    <style:style style:name="P13" style:family="paragraph" style:parent-style-name="Preformatted_20_Text">
      <style:text-properties officeooo:paragraph-rsid="00247f6f"/>
    </style:style>
    <style:style style:name="P14" style:family="paragraph" style:parent-style-name="Preformatted_20_Text">
      <style:text-properties officeooo:paragraph-rsid="00192f07"/>
    </style:style>
    <style:style style:name="P15" style:family="paragraph" style:parent-style-name="Preformatted_20_Text">
      <style:text-properties officeooo:paragraph-rsid="0023eba5"/>
    </style:style>
    <style:style style:name="P16" style:family="paragraph" style:parent-style-name="Preformatted_20_Text">
      <style:text-properties officeooo:paragraph-rsid="00257940"/>
    </style:style>
    <style:style style:name="P17" style:family="paragraph" style:parent-style-name="Preformatted_20_Text">
      <style:text-properties officeooo:rsid="00257940" officeooo:paragraph-rsid="00257940"/>
    </style:style>
    <style:style style:name="P18" style:family="paragraph" style:parent-style-name="Preformatted_20_Text">
      <style:text-properties officeooo:paragraph-rsid="00267581"/>
    </style:style>
    <style:style style:name="P19" style:family="paragraph" style:parent-style-name="Preformatted_20_Text">
      <style:text-properties officeooo:rsid="00285c75" officeooo:paragraph-rsid="00285c75"/>
    </style:style>
    <style:style style:name="P20" style:family="paragraph" style:parent-style-name="Preformatted_20_Text">
      <style:text-properties officeooo:paragraph-rsid="00285c75"/>
    </style:style>
    <style:style style:name="P21" style:family="paragraph" style:parent-style-name="Preformatted_20_Text">
      <style:text-properties officeooo:paragraph-rsid="002cc054"/>
    </style:style>
    <style:style style:name="P22" style:family="paragraph" style:parent-style-name="Preformatted_20_Text">
      <style:text-properties officeooo:rsid="002cc054" officeooo:paragraph-rsid="002cc054"/>
    </style:style>
    <style:style style:name="P23" style:family="paragraph" style:parent-style-name="Preformatted_20_Text">
      <style:text-properties officeooo:rsid="002e0e22" officeooo:paragraph-rsid="002e0e22"/>
    </style:style>
    <style:style style:name="P24" style:family="paragraph" style:parent-style-name="Preformatted_20_Text">
      <style:text-properties officeooo:paragraph-rsid="002e0e22"/>
    </style:style>
    <style:style style:name="P25" style:family="paragraph" style:parent-style-name="Preformatted_20_Text">
      <style:text-properties officeooo:paragraph-rsid="002fdcb2"/>
    </style:style>
    <style:style style:name="P26" style:family="paragraph" style:parent-style-name="Preformatted_20_Text">
      <style:text-properties officeooo:rsid="002fdcb2" officeooo:paragraph-rsid="002fdcb2"/>
    </style:style>
    <style:style style:name="P27" style:family="paragraph" style:parent-style-name="Preformatted_20_Text">
      <style:text-properties officeooo:rsid="00311410" officeooo:paragraph-rsid="00311410"/>
    </style:style>
    <style:style style:name="P28" style:family="paragraph" style:parent-style-name="Preformatted_20_Text">
      <style:text-properties officeooo:rsid="00336e39" officeooo:paragraph-rsid="00336e39"/>
    </style:style>
    <style:style style:name="P29" style:family="paragraph" style:parent-style-name="Preformatted_20_Text">
      <style:text-properties officeooo:paragraph-rsid="003479e8"/>
    </style:style>
    <style:style style:name="P30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32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33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34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35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36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37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38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39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40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41" style:family="paragraph" style:parent-style-name="Preformatted_20_Text">
      <style:text-properties fo:font-weight="normal" officeooo:rsid="00285c75" officeooo:paragraph-rsid="00257940" style:font-weight-asian="normal" style:font-weight-complex="normal"/>
    </style:style>
    <style:style style:name="P42" style:family="paragraph" style:parent-style-name="Preformatted_20_Text">
      <style:text-properties fo:font-weight="normal" officeooo:rsid="002a83ba" officeooo:paragraph-rsid="00285c75" style:font-weight-asian="normal" style:font-weight-complex="normal"/>
    </style:style>
    <style:style style:name="P43" style:family="paragraph" style:parent-style-name="Preformatted_20_Text">
      <style:text-properties fo:font-weight="normal" officeooo:rsid="002cc054" officeooo:paragraph-rsid="002cc054" style:font-weight-asian="normal" style:font-weight-complex="normal"/>
    </style:style>
    <style:style style:name="P44" style:family="paragraph" style:parent-style-name="Preformatted_20_Text">
      <style:text-properties fo:font-weight="normal" officeooo:rsid="00340f8f" officeooo:paragraph-rsid="00340f8f" style:font-weight-asian="normal" style:font-weight-complex="normal"/>
    </style:style>
    <style:style style:name="P45" style:family="paragraph" style:parent-style-name="Preformatted_20_Text">
      <style:text-properties fo:font-weight="normal" officeooo:rsid="003479e8" officeooo:paragraph-rsid="003479e8" style:font-weight-asian="normal" style:font-weight-complex="normal"/>
    </style:style>
    <style:style style:name="P46" style:family="paragraph" style:parent-style-name="Preformatted_20_Text">
      <style:text-properties fo:font-weight="normal" officeooo:rsid="003ba25b" officeooo:paragraph-rsid="003ba25b" style:font-weight-asian="normal" style:font-weight-complex="normal"/>
    </style:style>
    <style:style style:name="P47" style:family="paragraph" style:parent-style-name="Preformatted_20_Text">
      <style:text-properties fo:font-weight="normal" officeooo:rsid="003f93a9" officeooo:paragraph-rsid="003f93a9" style:font-weight-asian="normal" style:font-weight-complex="normal"/>
    </style:style>
    <style:style style:name="P48" style:family="paragraph" style:parent-style-name="Preformatted_20_Text">
      <style:text-properties fo:font-weight="normal" officeooo:rsid="003d66df" officeooo:paragraph-rsid="003d66df" style:font-weight-asian="normal" style:font-weight-complex="normal"/>
    </style:style>
    <style:style style:name="P49" style:family="paragraph" style:parent-style-name="Preformatted_20_Text">
      <style:paragraph-properties fo:break-before="page"/>
      <style:text-properties fo:font-weight="normal" officeooo:rsid="003d66df" officeooo:paragraph-rsid="003d66df" style:font-weight-asian="normal" style:font-weight-complex="normal"/>
    </style:style>
    <style:style style:name="P50" style:family="paragraph" style:parent-style-name="Preformatted_20_Text">
      <style:text-properties fo:font-weight="normal" officeooo:rsid="0040ff0e" officeooo:paragraph-rsid="0040ff0e" style:font-weight-asian="normal" style:font-weight-complex="normal"/>
    </style:style>
    <style:style style:name="P51" style:family="paragraph" style:parent-style-name="Preformatted_20_Text">
      <style:text-properties fo:font-weight="normal" officeooo:rsid="0041e38d" officeooo:paragraph-rsid="0041e38d" style:font-weight-asian="normal" style:font-weight-complex="normal"/>
    </style:style>
    <style:style style:name="P52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53" style:family="paragraph" style:parent-style-name="Preformatted_20_Text">
      <style:text-properties fo:font-weight="normal" officeooo:rsid="006429e7" officeooo:paragraph-rsid="006429e7" style:font-weight-asian="normal" style:font-weight-complex="normal"/>
    </style:style>
    <style:style style:name="P54" style:family="paragraph" style:parent-style-name="Preformatted_20_Text">
      <style:text-properties officeooo:paragraph-rsid="00374789"/>
    </style:style>
    <style:style style:name="P55" style:family="paragraph" style:parent-style-name="Preformatted_20_Text">
      <style:text-properties officeooo:paragraph-rsid="00336e39"/>
    </style:style>
    <style:style style:name="P56" style:family="paragraph" style:parent-style-name="Preformatted_20_Text">
      <style:text-properties officeooo:paragraph-rsid="00311410"/>
    </style:style>
    <style:style style:name="P57" style:family="paragraph" style:parent-style-name="Preformatted_20_Text">
      <style:text-properties officeooo:paragraph-rsid="00383757"/>
    </style:style>
    <style:style style:name="P58" style:family="paragraph" style:parent-style-name="Preformatted_20_Text">
      <style:text-properties officeooo:rsid="00383757" officeooo:paragraph-rsid="00383757"/>
    </style:style>
    <style:style style:name="P59" style:family="paragraph" style:parent-style-name="Preformatted_20_Text">
      <style:text-properties officeooo:rsid="00396d60" officeooo:paragraph-rsid="00396d60"/>
    </style:style>
    <style:style style:name="P60" style:family="paragraph" style:parent-style-name="Preformatted_20_Text">
      <style:text-properties officeooo:paragraph-rsid="00340f8f"/>
    </style:style>
    <style:style style:name="P61" style:family="paragraph" style:parent-style-name="Preformatted_20_Text">
      <style:text-properties officeooo:paragraph-rsid="0036796b"/>
    </style:style>
    <style:style style:name="P62" style:family="paragraph" style:parent-style-name="Preformatted_20_Text">
      <style:text-properties officeooo:paragraph-rsid="00377979"/>
    </style:style>
    <style:style style:name="P63" style:family="paragraph" style:parent-style-name="Preformatted_20_Text">
      <style:text-properties officeooo:paragraph-rsid="00396d60"/>
    </style:style>
    <style:style style:name="P64" style:family="paragraph" style:parent-style-name="Preformatted_20_Text">
      <style:text-properties officeooo:paragraph-rsid="003b067d"/>
    </style:style>
    <style:style style:name="P65" style:family="paragraph" style:parent-style-name="Preformatted_20_Text">
      <style:text-properties officeooo:paragraph-rsid="003f93a9"/>
    </style:style>
    <style:style style:name="P66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officeooo:paragraph-rsid="003d66df"/>
    </style:style>
    <style:style style:name="P69" style:family="paragraph" style:parent-style-name="Preformatted_20_Text">
      <style:text-properties officeooo:paragraph-rsid="0049d422"/>
    </style:style>
    <style:style style:name="P70" style:family="paragraph" style:parent-style-name="Preformatted_20_Text">
      <style:text-properties officeooo:rsid="0049d422" officeooo:paragraph-rsid="0049d422"/>
    </style:style>
    <style:style style:name="P71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Preformatted_20_Text">
      <style:text-properties fo:font-style="normal" fo:font-weight="normal" officeooo:rsid="00257940" officeooo:paragraph-rsid="00257940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fo:font-weight="normal" officeooo:rsid="001b170e" officeooo:paragraph-rsid="00257940" style:font-style-asian="normal" style:font-weight-asian="normal" style:font-style-complex="normal" style:font-weight-complex="normal"/>
    </style:style>
    <style:style style:name="P74" style:family="paragraph" style:parent-style-name="Preformatted_20_Text">
      <style:text-properties fo:font-style="normal" fo:font-weight="normal" officeooo:rsid="001b170e" officeooo:paragraph-rsid="00192f07" style:font-style-asian="normal" style:font-weight-asian="normal" style:font-style-complex="normal" style:font-weight-complex="normal"/>
    </style:style>
    <style:style style:name="P75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76" style:family="paragraph" style:parent-style-name="Preformatted_20_Text">
      <style:text-properties fo:font-style="normal" fo:font-weight="normal" officeooo:rsid="001cb370" officeooo:paragraph-rsid="00247f6f" style:font-style-asian="normal" style:font-weight-asian="normal" style:font-style-complex="normal" style:font-weight-complex="normal"/>
    </style:style>
    <style:style style:name="P77" style:family="paragraph" style:parent-style-name="Preformatted_20_Text">
      <style:text-properties fo:font-style="normal" fo:font-weight="normal" officeooo:rsid="001cb370" officeooo:paragraph-rsid="001cb370" style:font-style-asian="normal" style:font-weight-asian="normal" style:font-style-complex="normal" style:font-weight-complex="normal"/>
    </style:style>
    <style:style style:name="P78" style:family="paragraph" style:parent-style-name="Preformatted_20_Text">
      <style:text-properties fo:font-style="normal" fo:font-weight="normal" officeooo:rsid="0023eba5" officeooo:paragraph-rsid="001fd38a" style:font-style-asian="normal" style:font-weight-asian="normal" style:font-style-complex="normal" style:font-weight-complex="normal"/>
    </style:style>
    <style:style style:name="P79" style:family="paragraph" style:parent-style-name="Preformatted_20_Text">
      <style:text-properties fo:font-style="normal" fo:font-weight="normal" officeooo:rsid="00247f6f" officeooo:paragraph-rsid="00247f6f" style:font-style-asian="normal" style:font-weight-asian="normal" style:font-style-complex="normal" style:font-weight-complex="normal"/>
    </style:style>
    <style:style style:name="P80" style:family="paragraph" style:parent-style-name="Preformatted_20_Text">
      <style:text-properties fo:font-style="normal" fo:font-weight="normal" officeooo:rsid="00247f6f" officeooo:paragraph-rsid="00267581" style:font-style-asian="normal" style:font-weight-asian="normal" style:font-style-complex="normal" style:font-weight-complex="normal"/>
    </style:style>
    <style:style style:name="P81" style:family="paragraph" style:parent-style-name="Preformatted_20_Text">
      <style:text-properties fo:font-style="normal" fo:font-weight="normal" officeooo:rsid="002601ff" officeooo:paragraph-rsid="00267581" style:font-style-asian="normal" style:font-weight-asian="normal" style:font-style-complex="normal" style:font-weight-complex="normal"/>
    </style:style>
    <style:style style:name="P82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84" style:family="paragraph" style:parent-style-name="Preformatted_20_Text">
      <style:text-properties officeooo:paragraph-rsid="0053b71e"/>
    </style:style>
    <style:style style:name="P85" style:family="paragraph" style:parent-style-name="Preformatted_20_Text">
      <style:text-properties officeooo:paragraph-rsid="00551014"/>
    </style:style>
    <style:style style:name="P86" style:family="paragraph" style:parent-style-name="Preformatted_20_Text">
      <style:text-properties officeooo:paragraph-rsid="00177b35"/>
    </style:style>
    <style:style style:name="P87" style:family="paragraph" style:parent-style-name="Preformatted_20_Text">
      <style:text-properties officeooo:paragraph-rsid="005aa41b"/>
    </style:style>
    <style:style style:name="P88" style:family="paragraph" style:parent-style-name="Preformatted_20_Text">
      <style:text-properties officeooo:paragraph-rsid="003ba25b"/>
    </style:style>
    <style:style style:name="P89" style:family="paragraph" style:parent-style-name="Preformatted_20_Text">
      <style:text-properties officeooo:paragraph-rsid="003a6f6d"/>
    </style:style>
    <style:style style:name="P90" style:family="paragraph" style:parent-style-name="Preformatted_20_Text">
      <style:text-properties officeooo:paragraph-rsid="005fa67a"/>
    </style:style>
    <style:style style:name="P91" style:family="paragraph" style:parent-style-name="Preformatted_20_Text">
      <style:text-properties fo:font-weight="normal" officeooo:rsid="006429e7" officeooo:paragraph-rsid="0065aa33" style:font-weight-asian="normal" style:font-weight-complex="normal"/>
    </style:style>
    <style:style style:name="P92" style:family="paragraph" style:parent-style-name="Preformatted_20_Text">
      <style:text-properties officeooo:paragraph-rsid="0065aa33"/>
    </style:style>
    <style:style style:name="P93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83757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4f38dd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0157e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08400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551014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a0b3d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5aa41b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5fa67a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6799ae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0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1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2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374789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0pt" fo:font-weight="normal" officeooo:rsid="00377979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0pt" fo:font-weight="normal" officeooo:rsid="0037a761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style:font-name="Liberation Mono" fo:font-size="10pt" fo:font-weight="normal" officeooo:rsid="003ba25b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style:font-name="Liberation Mono" fo:font-size="10pt" fo:font-weight="normal" officeooo:rsid="005f3966" style:font-name-asian="Noto Sans Mono CJK SC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Mono" fo:font-size="10pt" fo:font-weight="normal" officeooo:rsid="0065aa33" style:font-name-asian="Noto Sans Mono CJK SC" style:font-size-asian="10pt" style:font-weight-asian="normal" style:font-name-complex="Liberation Mono" style:font-size-complex="10pt" style:font-weight-complex="normal"/>
    </style:style>
    <style:style style:name="T56" style:family="text">
      <style:text-properties style:font-name="Liberation Mono" fo:font-size="10pt" fo:font-weight="normal" officeooo:rsid="006799ae" style:font-name-asian="Noto Sans Mono CJK SC" style:font-size-asian="10pt" style:font-weight-asian="normal" style:font-name-complex="Liberation Mono" style:font-size-complex="10pt" style:font-weight-complex="normal"/>
    </style:style>
    <style:style style:name="T57" style:family="text">
      <style:text-properties officeooo:rsid="000e6639"/>
    </style:style>
    <style:style style:name="T58" style:family="text">
      <style:text-properties officeooo:rsid="000efe94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17127" style:font-weight-asian="bold" style:font-weight-complex="bold"/>
    </style:style>
    <style:style style:name="T61" style:family="text">
      <style:text-properties fo:font-weight="bold" officeooo:rsid="001b170e" style:font-weight-asian="bold" style:font-weight-complex="bold"/>
    </style:style>
    <style:style style:name="T62" style:family="text">
      <style:text-properties fo:font-weight="bold" officeooo:rsid="00257940" style:font-weight-asian="bold" style:font-weight-complex="bold"/>
    </style:style>
    <style:style style:name="T63" style:family="text">
      <style:text-properties fo:font-weight="bold" officeooo:rsid="00285c75" style:font-weight-asian="bold" style:font-weight-complex="bold"/>
    </style:style>
    <style:style style:name="T64" style:family="text">
      <style:text-properties fo:font-weight="bold" officeooo:rsid="002918dd" style:font-weight-asian="bold" style:font-weight-complex="bold"/>
    </style:style>
    <style:style style:name="T65" style:family="text">
      <style:text-properties fo:font-weight="bold" officeooo:rsid="002cc054" style:font-weight-asian="bold" style:font-weight-complex="bold"/>
    </style:style>
    <style:style style:name="T66" style:family="text">
      <style:text-properties fo:font-weight="bold" officeooo:rsid="002e0e22" style:font-weight-asian="bold" style:font-weight-complex="bold"/>
    </style:style>
    <style:style style:name="T67" style:family="text">
      <style:text-properties fo:font-weight="bold" officeooo:rsid="00311410" style:font-weight-asian="bold" style:font-weight-complex="bold"/>
    </style:style>
    <style:style style:name="T68" style:family="text">
      <style:text-properties fo:font-weight="bold" officeooo:rsid="00321867" style:font-weight-asian="bold" style:font-weight-complex="bold"/>
    </style:style>
    <style:style style:name="T69" style:family="text">
      <style:text-properties fo:font-weight="bold" officeooo:rsid="00377979" style:font-weight-asian="bold" style:font-weight-complex="bold"/>
    </style:style>
    <style:style style:name="T70" style:family="text">
      <style:text-properties fo:font-weight="bold" officeooo:rsid="00336e39" style:font-weight-asian="bold" style:font-weight-complex="bold"/>
    </style:style>
    <style:style style:name="T71" style:family="text">
      <style:text-properties fo:font-weight="bold" officeooo:rsid="00340f8f" style:font-weight-asian="bold" style:font-weight-complex="bold"/>
    </style:style>
    <style:style style:name="T72" style:family="text">
      <style:text-properties fo:font-weight="bold" officeooo:rsid="0036796b" style:font-weight-asian="bold" style:font-weight-complex="bold"/>
    </style:style>
    <style:style style:name="T73" style:family="text">
      <style:text-properties fo:font-weight="bold" officeooo:rsid="00374789" style:font-weight-asian="bold" style:font-weight-complex="bold"/>
    </style:style>
    <style:style style:name="T74" style:family="text">
      <style:text-properties fo:font-weight="bold" officeooo:rsid="00383757" style:font-weight-asian="bold" style:font-weight-complex="bold"/>
    </style:style>
    <style:style style:name="T75" style:family="text">
      <style:text-properties fo:font-weight="bold" officeooo:rsid="00396d60" style:font-weight-asian="bold" style:font-weight-complex="bold"/>
    </style:style>
    <style:style style:name="T76" style:family="text">
      <style:text-properties fo:font-weight="bold" officeooo:rsid="003d66df" style:font-weight-asian="bold" style:font-weight-complex="bold"/>
    </style:style>
    <style:style style:name="T77" style:family="text">
      <style:text-properties fo:font-weight="bold" officeooo:rsid="0015907e" style:font-weight-asian="bold" style:font-weight-complex="bold"/>
    </style:style>
    <style:style style:name="T78" style:family="text">
      <style:text-properties fo:font-weight="bold" officeooo:rsid="005aa41b" style:font-weight-asian="bold" style:font-weight-complex="bold"/>
    </style:style>
    <style:style style:name="T79" style:family="text">
      <style:text-properties fo:font-weight="bold" officeooo:rsid="003fe806" style:font-weight-asian="bold" style:font-weight-complex="bold"/>
    </style:style>
    <style:style style:name="T80" style:family="text">
      <style:text-properties fo:font-weight="bold" officeooo:rsid="0040ff0e" style:font-weight-asian="bold" style:font-weight-complex="bold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T82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83" style:family="text">
      <style:text-properties fo:font-size="10pt" fo:font-weight="normal" officeooo:rsid="006429e7" style:font-size-asian="10pt" style:font-weight-asian="normal" style:font-size-complex="10pt" style:font-weight-complex="normal"/>
    </style:style>
    <style:style style:name="T84" style:family="text">
      <style:text-properties officeooo:rsid="0015907e"/>
    </style:style>
    <style:style style:name="T85" style:family="text">
      <style:text-properties officeooo:rsid="00160f38"/>
    </style:style>
    <style:style style:name="T86" style:family="text">
      <style:text-properties officeooo:rsid="00192f07"/>
    </style:style>
    <style:style style:name="T87" style:family="text">
      <style:text-properties officeooo:rsid="001a0b3d"/>
    </style:style>
    <style:style style:name="T88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5aa41b" style:font-style-asian="normal" style:font-weight-asian="normal" style:font-style-complex="normal" style:font-weight-complex="normal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2918dd" style:font-weight-asian="normal" style:font-weight-complex="normal"/>
    </style:style>
    <style:style style:name="T109" style:family="text">
      <style:text-properties fo:font-weight="normal" officeooo:rsid="002a83ba" style:font-weight-asian="normal" style:font-weight-complex="normal"/>
    </style:style>
    <style:style style:name="T110" style:family="text">
      <style:text-properties fo:font-weight="normal" officeooo:rsid="002cc054" style:font-weight-asian="normal" style:font-weight-complex="normal"/>
    </style:style>
    <style:style style:name="T111" style:family="text">
      <style:text-properties fo:font-weight="normal" officeooo:rsid="00355992" style:font-weight-asian="normal" style:font-weight-complex="normal"/>
    </style:style>
    <style:style style:name="T112" style:family="text">
      <style:text-properties fo:font-weight="normal" officeooo:rsid="00377979" style:font-weight-asian="normal" style:font-weight-complex="normal"/>
    </style:style>
    <style:style style:name="T113" style:family="text">
      <style:text-properties fo:font-weight="normal" officeooo:rsid="00383757" style:font-weight-asian="normal" style:font-weight-complex="normal"/>
    </style:style>
    <style:style style:name="T114" style:family="text">
      <style:text-properties fo:font-weight="normal" officeooo:rsid="0037a761" style:font-weight-asian="normal" style:font-weight-complex="normal"/>
    </style:style>
    <style:style style:name="T115" style:family="text">
      <style:text-properties fo:font-weight="normal" officeooo:rsid="00396d60" style:font-weight-asian="normal" style:font-weight-complex="normal"/>
    </style:style>
    <style:style style:name="T116" style:family="text">
      <style:text-properties fo:font-weight="normal" officeooo:rsid="003479e8" style:font-weight-asian="normal" style:font-weight-complex="normal"/>
    </style:style>
    <style:style style:name="T117" style:family="text">
      <style:text-properties fo:font-weight="normal" officeooo:rsid="0036796b" style:font-weight-asian="normal" style:font-weight-complex="normal"/>
    </style:style>
    <style:style style:name="T118" style:family="text">
      <style:text-properties fo:font-weight="normal" officeooo:rsid="00374789" style:font-weight-asian="normal" style:font-weight-complex="normal"/>
    </style:style>
    <style:style style:name="T119" style:family="text">
      <style:text-properties fo:font-weight="normal" officeooo:rsid="003eb323" style:font-weight-asian="normal" style:font-weight-complex="normal"/>
    </style:style>
    <style:style style:name="T120" style:family="text">
      <style:text-properties fo:font-weight="normal" officeooo:rsid="003f93a9" style:font-weight-asian="normal" style:font-weight-complex="normal"/>
    </style:style>
    <style:style style:name="T121" style:family="text">
      <style:text-properties fo:font-weight="normal" officeooo:rsid="003fe806" style:font-weight-asian="normal" style:font-weight-complex="normal"/>
    </style:style>
    <style:style style:name="T122" style:family="text">
      <style:text-properties fo:font-weight="normal" officeooo:rsid="0040ff0e" style:font-weight-asian="normal" style:font-weight-complex="normal"/>
    </style:style>
    <style:style style:name="T123" style:family="text">
      <style:text-properties fo:font-weight="normal" officeooo:rsid="0041e38d" style:font-weight-asian="normal" style:font-weight-complex="normal"/>
    </style:style>
    <style:style style:name="T124" style:family="text">
      <style:text-properties fo:font-weight="normal" officeooo:rsid="00453d24" style:font-weight-asian="normal" style:font-weight-complex="normal"/>
    </style:style>
    <style:style style:name="T125" style:family="text">
      <style:text-properties fo:font-weight="normal" officeooo:rsid="003d66df" style:font-weight-asian="normal" style:font-weight-complex="normal"/>
    </style:style>
    <style:style style:name="T126" style:family="text">
      <style:text-properties fo:font-weight="normal" officeooo:rsid="004b7097" style:font-weight-asian="normal" style:font-weight-complex="normal"/>
    </style:style>
    <style:style style:name="T127" style:family="text">
      <style:text-properties fo:font-weight="normal" officeooo:rsid="0053b71e" style:font-weight-asian="normal" style:font-weight-complex="normal"/>
    </style:style>
    <style:style style:name="T128" style:family="text">
      <style:text-properties fo:font-weight="normal" officeooo:rsid="005e0074" style:font-weight-asian="normal" style:font-weight-complex="normal"/>
    </style:style>
    <style:style style:name="T129" style:family="text">
      <style:text-properties fo:font-weight="normal" officeooo:rsid="003ba25b" style:font-weight-asian="normal" style:font-weight-complex="normal"/>
    </style:style>
    <style:style style:name="T130" style:family="text">
      <style:text-properties fo:font-weight="normal" officeooo:rsid="0065aa33" style:font-weight-asian="normal" style:font-weight-complex="normal"/>
    </style:style>
    <style:style style:name="T131" style:family="text">
      <style:text-properties officeooo:rsid="0021c1c3"/>
    </style:style>
    <style:style style:name="T132" style:family="text">
      <style:text-properties officeooo:rsid="0021ff90"/>
    </style:style>
    <style:style style:name="T133" style:family="text">
      <style:text-properties officeooo:rsid="0023cc0f"/>
    </style:style>
    <style:style style:name="T134" style:family="text">
      <style:text-properties officeooo:rsid="00285c75"/>
    </style:style>
    <style:style style:name="T135" style:family="text">
      <style:text-properties officeooo:rsid="002e0e22"/>
    </style:style>
    <style:style style:name="T136" style:family="text">
      <style:text-properties officeooo:rsid="00311410"/>
    </style:style>
    <style:style style:name="T137" style:family="text">
      <style:text-properties officeooo:rsid="00321867"/>
    </style:style>
    <style:style style:name="T138" style:family="text">
      <style:text-properties officeooo:rsid="00336e39"/>
    </style:style>
    <style:style style:name="T139" style:family="text">
      <style:text-properties officeooo:rsid="00340f8f"/>
    </style:style>
    <style:style style:name="T140" style:family="text">
      <style:text-properties officeooo:rsid="003479e8"/>
    </style:style>
    <style:style style:name="T141" style:family="text">
      <style:text-properties officeooo:rsid="00383757"/>
    </style:style>
    <style:style style:name="T142" style:family="text">
      <style:text-properties officeooo:rsid="00396d60"/>
    </style:style>
    <style:style style:name="T143" style:family="text">
      <style:text-properties officeooo:rsid="003a6f6d"/>
    </style:style>
    <style:style style:name="T144" style:family="text">
      <style:text-properties officeooo:rsid="003b067d"/>
    </style:style>
    <style:style style:name="T145" style:family="text">
      <style:text-properties officeooo:rsid="0046741c"/>
    </style:style>
    <style:style style:name="T146" style:family="text">
      <style:text-properties officeooo:rsid="00482032"/>
    </style:style>
    <style:style style:name="T147" style:family="text">
      <style:text-properties fo:font-size="9pt" fo:font-weight="normal" style:font-size-asian="9pt" style:font-weight-asian="normal" style:font-size-complex="9pt" style:font-weight-complex="normal"/>
    </style:style>
    <style:style style:name="T148" style:family="text">
      <style:text-properties officeooo:rsid="004f38dd"/>
    </style:style>
    <style:style style:name="T149" style:family="text">
      <style:text-properties officeooo:rsid="0051da84"/>
    </style:style>
    <style:style style:name="T150" style:family="text">
      <style:text-properties officeooo:rsid="0053b71e"/>
    </style:style>
    <style:style style:name="T151" style:family="text">
      <style:text-properties officeooo:rsid="00551014"/>
    </style:style>
    <style:style style:name="T152" style:family="text">
      <style:text-properties officeooo:rsid="0057068c"/>
    </style:style>
    <style:style style:name="T153" style:family="text">
      <style:text-properties officeooo:rsid="0058ad2d"/>
    </style:style>
    <style:style style:name="T154" style:family="text">
      <style:text-properties officeooo:rsid="005a72b3"/>
    </style:style>
    <style:style style:name="T155" style:family="text">
      <style:text-properties officeooo:rsid="005aa41b"/>
    </style:style>
    <style:style style:name="T156" style:family="text">
      <style:text-properties officeooo:rsid="00177b35"/>
    </style:style>
    <style:style style:name="T157" style:family="text">
      <style:text-properties officeooo:rsid="005fa67a"/>
    </style:style>
    <style:style style:name="T158" style:family="text">
      <style:text-properties officeooo:rsid="006429e7"/>
    </style:style>
    <style:style style:name="T159" style:family="text">
      <style:text-properties officeooo:rsid="0065aa33"/>
    </style:style>
    <style:style style:name="T160" style:family="text">
      <style:text-properties officeooo:rsid="00645bc6"/>
    </style:style>
    <style:style style:name="T161" style:family="text">
      <style:text-properties officeooo:rsid="0064adf2"/>
    </style:style>
    <style:style style:name="T162" style:family="text">
      <style:text-properties officeooo:rsid="006799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66">by </text:p>
      <text:p text:style-name="P66">John Gibbons N8OBJ</text:p>
      <text:p text:style-name="P2"><text:span text:style-name="T83">May 10, </text:span><text:span text:style-name="T82">202</text:span><text:span text:style-name="T83">3</text:span></text:p>
      <text:p text:style-name="P67">Ver 1.0<text:span text:style-name="T158">2</text:span></text:p>
      <text:p text:style-name="P71"/>
      <text:p text:style-name="Preformatted_20_Text"/>
      <text:p text:style-name="Preformatted_20_Text">1 - Download the OS image file from the HAMSCI Google Drive: </text:p>
      <text:p text:style-name="Preformatted_20_Text"/>
      <text:p text:style-name="P3"><text:a xlink:type="simple" xlink:href="https://drive.google.com/open?id=1YE5UjQknnhuRUq4Y86czhxbIwzUWbgbn&amp;authuser=frissell%40vt.edu&amp;usp=drive_fs" text:style-name="Internet_20_link" text:visited-style-name="Visited_20_Internet_20_Link">https://drive.google.com/open?<text:span text:style-name="T1">i</text:span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57">if needed </text:span>the <text:span text:style-name="T57">following</text:span> hash file <text:span text:style-name="T57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4">2 - Verify the downloaded image using the SHA256 checksum </text:p>
      <text:p text:style-name="P4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57">F</text:span>or uSD flash cards, I recommend: </text:p>
      <text:p text:style-name="Preformatted_20_Text"/>
      <text:p text:style-name="Preformatted_20_Text">32G: <text:s text:c="2"/>Samsung PRO Endurance 32GB 100MB/s (U1)</text:p>
      <text:p text:style-name="P5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5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45">el-</text:span>cheapo flash drives (like the Red/White &amp; Gray/White SanDisk, etc) <text:span text:style-name="T148">usually </text:span>die <text:span text:style-name="T24">in ~6 weeks</text:span>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45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58">1</text:span> PSWS.</text:p>
      <text:p text:style-name="Preformatted_20_Text"><text:soft-page-break/></text:p>
      <text:p text:style-name="Preformatted_20_Text"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58">(</text:span>s<text:span text:style-name="T58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6">10 - <text:span text:style-name="T58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<text:span text:style-name="T26">T</text:span>ype <text:s text:c="2"/><text:span text:style-name="T81">rpc</text:span> <text:s text:c="2"/>then <text:span text:style-name="T59">&lt;enter&gt;</text:span> <text:s/>Hint -- DO NOT use the GUI version of the RasPi config utility as it does not show the option I need.</text:p>
      <text:p text:style-name="Preformatted_20_Text"/>
      <text:p text:style-name="Preformatted_20_Text">12 - <text:span text:style-name="T26">A</text:span>rrow down to <text:s text:c="3"/><text:span text:style-name="T59">6 Advanced Options</text:span> <text:s text:c="2"/>then press <text:span text:style-name="T59">&lt;enter&gt;</text:span></text:p>
      <text:p text:style-name="Preformatted_20_Text"/>
      <text:p text:style-name="Preformatted_20_Text">13 - You will be on <text:s text:c="3"/><text:span text:style-name="T59">A1 Expand Filesystem</text:span> <text:s text:c="3"/>now press <text:span text:style-name="T59">&lt;enter&gt;</text:span></text:p>
      <text:p text:style-name="Preformatted_20_Text"/>
      <text:p text:style-name="Preformatted_20_Text">14 - <text:span text:style-name="T25">I</text:span>t will expand the filesystem to the full size of the uSD card and then come back saying Root partition has been resized. <text:s/><text:span text:style-name="T59">&lt;OK&gt;</text:span> will be highlighted <text:s/>press <text:span text:style-name="T59">&lt;enter&gt;</text:span></text:p>
      <text:p text:style-name="Preformatted_20_Text"/>
      <text:p text:style-name="Preformatted_20_Text">15 - <text:span text:style-name="T26">P</text:span>ress <text:span text:style-name="T59">&lt;Tab&gt;</text:span> twice so you highlight <text:span text:style-name="T59">&lt;Finish&gt;</text:span> <text:s/>now press <text:span text:style-name="T59">&lt;enter&gt;</text:span></text:p>
      <text:p text:style-name="Preformatted_20_Text"/>
      <text:p text:style-name="Preformatted_20_Text">16 - It will ask you to reboot now and <text:span text:style-name="T59">&lt;Yes&gt;</text:span> will be highlighted. <text:s text:c="3"/>press <text:span text:style-name="T59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31">wa</text:span>s designed to be run headless (i.e no keyboard/mouse or Display), so now you need to decide how it connects to the internet. Having a mouse / Kybd will mess up communications with the LB GPSDO <text:span text:style-name="T153">(it moves the LB GPSDO system address)</text:span>, so scripts will have to be re-written to accommodate this. <text:s/><text:span text:style-name="T7">If you are planning to run the RasPi with mouse/kybd, we will cover it later in this document on how to fix it </text:span><text:span text:style-name="T11">to do so</text:span>. <text:span text:style-name="T131">Running it with a display attached is not a problem either way. </text:span></text:p>
      <text:p text:style-name="Preformatted_20_Text"/>
      <text:p text:style-name="Preformatted_20_Text">If it will be wired <text:span text:style-name="T145">ENET</text:span>, connect it to the ethernet cable now.</text:p>
      <text:p text:style-name="Preformatted_20_Text">If wireless, &lt;LMB&gt; on the icon just to the right of the Bluetooth icon and turn on WiFi. <text:s/>Choose the wireless <text:span text:style-name="T21">network</text:span> and provide the password and once it logs it you will see the signal strength in the 3 upward going semi-circles. </text:p>
      <text:p text:style-name="Preformatted_20_Text">Hovering over the wireless icon will also show you your assi<text:span text:style-name="T149">g</text:span>n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59">ntps <text:s text:c="2"/></text:span><text:span text:style-name="T60">&lt;enter&gt;</text:span></text:p>
      <text:p text:style-name="Preformatted_20_Text"/>
      <text:p text:style-name="Preformatted_20_Text">20 - In a terminal window, type <text:s text:c="2"/><text:span text:style-name="T59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<text:soft-page-break/>show activity within the timeout window on the router. This can be <text:span text:style-name="T84">anything </text:span>from 6000 sec and up <text:span text:style-name="T145">(depends on the router)</text:span>. <text:s/>So I have a crontab job ping the router once a hour to keep the <text:span text:style-name="T145">IP address </text:span>lease active. <text:span text:style-name="T8">T</text:span>o do this, we need to put the 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59">sudo crontab -u root -e</text:span> <text:s text:c="4"/>then press <text:span text:style-name="T59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arated by 3 "." like 192.168.100.254</text:p>
      <text:p text:style-name="Preformatted_20_Text"/>
      <text:p text:style-name="Preformatted_20_Text">24 - Now hold down the &lt;ctrl&gt; key and press the letter <text:span text:style-name="T22">o</text:span> key (denoted as <text:span text:style-name="T59">&lt;ctrl-o&gt;</text:span>) <text:s text:c="2"/>let go and now press <text:span text:style-name="T59">&lt;enter&gt;</text:span> <text:s/>That just saved the file</text:p>
      <text:p text:style-name="Preformatted_20_Text"/>
      <text:p text:style-name="Preformatted_20_Text">25 - Now do a <text:span text:style-name="T59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<text:span text:style-name="T153">RasPi4’s</text:span>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7">27 - With this address handy, type the following in the terminal window:</text:p>
      <text:p text:style-name="P7"><text:span text:style-name="T59">sudo nano /etc/hosts</text:span> <text:s text:c="2"/>then press <text:span text:style-name="T59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46">(in front of PSWSGrape1) </text:span>that you just got from step 26 (something like 192.168.100.123)</text:p>
      <text:p text:style-name="Preformatted_20_Text"/>
      <text:p text:style-name="P84">29 - Once the 4 numbers separated by "."'s is completed, do the <text:span text:style-name="T59">&lt;ctrl-o&gt;</text:span> and then <text:span text:style-name="T59">&lt;enter&gt; </text:span><text:span text:style-name="T127">(to save the file)</text:span>, then do <text:span text:style-name="T59">&lt;ctrl-x&gt;</text:span> This will exit the editor and return you to the command prompt.</text:p>
      <text:p text:style-name="Preformatted_20_Text"/>
      <text:p text:style-name="Preformatted_20_Text">30 - Download and install the VNC viewer <text:span text:style-name="T150">on your computer (for headless operation)</text:span>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46">Install and then r</text:span>un the program. <text:span text:style-name="T154">Close the info screen, then i</text:span>n the center of the <text:span text:style-name="T150">running</text:span> VNC window <text:span text:style-name="T59">&lt;RMB&gt;</text:span> and in the appearing menu select <text:span text:style-name="T59">NEW CONNECTION</text:span></text:p>
      <text:p text:style-name="Preformatted_20_Text"/>
      <text:p text:style-name="Preformatted_20_Text">32 - Enter the Inet address (from step 26) into the VNC SERVER IP address window. <text:s/>For the <text:span text:style-name="T59">Name</text:span> enter <text:span text:style-name="T59">PSWSGrape1</text:span> <text:s text:c="3"/>Then <text:span text:style-name="T59">&lt;LMB&gt;</text:span> the <text:span text:style-name="T59">&lt;OK&gt;</text:span> button</text:p>
      <text:p text:style-name="Preformatted_20_Text"/>
      <text:p text:style-name="P85">33 - <text:span text:style-name="T59">Double &lt;LMB&gt;</text:span> click the new icon that you just created and a window will pop up asking to continue with the identity check <text:span text:style-name="T151">(</text:span>as it's a new connection it doesn't know about<text:span text:style-name="T151">)</text:span>. <text:s/><text:span text:style-name="T59">&lt;LMB&gt;</text:span> <text:span text:style-name="T27">c</text:span>lick on <text:span text:style-name="T59">continu</text:span><text:span text:style-name="T77">e.</text:span></text:p>
      <text:p text:style-name="Preformatted_20_Text"/>
      <text:p text:style-name="P85">34 - Enter username as <text:s text:c="2"/><text:span text:style-name="T59">pi</text:span> <text:s text:c="3"/>password as <text:s text:c="3"/><text:span text:style-name="T59">pi</text:span> <text:s text:c="2"/><text:span text:style-name="T59">&lt;LMB&gt; </text:span><text:s/>click the box to remember the password and then <text:span text:style-name="T59">&lt;LMB&gt;</text:span> click <text:span text:style-name="T59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 <text:span text:style-name="T152">(i</text:span>t is white when not active<text:span text:style-name="T152">)</text:span>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<text:soft-page-break/>wh<text:span text:style-name="T9">en</text:span> yo<text:span text:style-name="T85">u</text:span> put the mouse pointer there will cause a drop down menu to appear. Do this and click on the <text:s text:c="2"/><text:span text:style-name="T59">X</text:span> <text:s/>at the right end of the box. <text:s/>Answer <text:span text:style-name="T59">YES</text:span> to exit the VNC session. <text:s/>Sometimes the Graphics doesn't show the drop-down box the first time, so just use the normal <text:span text:style-name="T59">x</text:span> (close window) in the OS frame of the VNC viewer.</text:p>
      <text:p text:style-name="Preformatted_20_Text"/>
      <text:p text:style-name="Preformatted_20_Text">37 - Now on t<text:span text:style-name="T85">h</text:span>e keyboard that is tied to the PSWSGrape1, in the terminal window type <text:s text:c="2"/><text:span text:style-name="T59">sd</text:span> <text:s/>then press <text:span text:style-name="T59">&lt;enter&gt;</text:span> <text:s text:c="3"/>This will shut <text:span text:style-name="T132">down </text:span>the system.</text:p>
      <text:p text:style-name="Preformatted_20_Text"/>
      <text:p text:style-name="P69">38 - When the green LED stops blinking and goes out (Next to the RED PWR LED on the RasPi4B – <text:span text:style-name="T132">always on with power applied</text:span>), <text:span text:style-name="T133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33">[if you plan to run it headless]</text:span></text:p>
      <text:p text:style-name="Preformatted_20_Text"/>
      <text:p text:style-name="Preformatted_20_Text">40 - Install the USB Sound adapter (in the upper <text:span text:style-name="T87">right </text:span>U<text:span text:style-name="T87">S</text:span>B3 [blue] slot), and the LB GPSDO control cable in the lower left USB<text:span text:style-name="T87">2</text:span> slot. <text:span text:style-name="T155">If you’re leaving the mouse / kybd on it will be a tight fit with the USB sound adapter. I use a wireless combo and it fits very nicely… <text:s/></text:span><text:span text:style-name="T78">From this point on I’m assuming headless operation</text:span></text:p>
      <text:p text:style-name="Preformatted_20_Text"/>
      <text:p text:style-name="P86"><text:span text:style-name="T156">41 – Turn power on to the RasPi4b. <text:s/>It will take about </text:span><text:span text:style-name="T28">~</text:span><text:span text:style-name="T29">30</text:span><text:span text:style-name="T156"> seconds to completely boot (when the green light stops flashing a lot it should be ok to log in remotely). <text:s text:c="2"/>You will also see the red light on the LB GPSDO start blinking. <text:s/>This indicates it’s looking for a satellite lock (make sure the antenna is attached). <text:s/>When it finally locks on the satellites, it will stay on solid. <text:s/>For a first time boot this may take several minutes.</text:span></text:p>
      <text:p text:style-name="Preformatted_20_Text"/>
      <text:p text:style-name="P8">42 – On your local computer, start a VNC session to the PSWSGrape1 system <text:span text:style-name="T87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16"><text:span text:style-name="T86">4</text:span><text:span text:style-name="T13">4</text:span><text:span text:style-name="T86"> – We now need to find where the LB GPSDO ended up in the dev mapping. Currently the scripts have it at /dev/hidraw1. Having a kybd / mouse will move this. <text:s/>This operation will correct for having the mouse / kybd present automatically.</text:span></text:p>
      <text:p text:style-name="P16"><text:span text:style-name="T86">At the command prompt, type </text:span><text:span text:style-name="T61">l</text:span><text:span text:style-name="T62">bs</text:span><text:span text:style-name="T96"> then press </text:span><text:span text:style-name="T90">&lt;enter&gt; </text:span><text:span text:style-name="T96"><text:s text:c="2"/></text:span><text:span text:style-name="T101">If you get</text:span></text:p>
      <text:p text:style-name="P72"/>
      <text:p text:style-name="P73">Leo Bodnar GPS Clock Status</text:p>
      <text:p text:style-name="P9"><text:span text:style-name="T95">Opening device /dev/hidraw</text:span><text:span text:style-name="T101">1</text:span></text:p>
      <text:p text:style-name="P73">Device Info:</text:p>
      <text:p text:style-name="P73"><text:tab/>vendor: 0x1dd2</text:p>
      <text:p text:style-name="P73"><text:tab/>product: 0x2211</text:p>
      <text:p text:style-name="P73">Device Name: Leo Bodnar Electronics mini GPS Reference Clock</text:p>
      <text:p text:style-name="P73">...</text:p>
      <text:p text:style-name="P73">Loss of Signal Count: 1</text:p>
      <text:p text:style-name="P73">Sat Status: Locked</text:p>
      <text:p text:style-name="P73">PLL Status: Locked</text:p>
      <text:p text:style-name="P72"/>
      <text:p text:style-name="P70"><text:span text:style-name="T96">Y</text:span><text:span text:style-name="T95">ou’re good to go and you should now jump to step 49. If not...</text:span></text:p>
      <text:p text:style-name="P73"/>
      <text:p text:style-name="P14"><text:span text:style-name="T86">4</text:span><text:span text:style-name="T13">5</text:span><text:span text:style-name="T86"> – We now need to find where the LB GPSDO ended up in the dev mapping. Currently the scripts have it at /dev/hidraw1. At the command prompt, type </text:span><text:span text:style-name="T61">ll /dev</text:span><text:span text:style-name="T88">/</text:span><text:span text:style-name="T90">hidraw*</text:span><text:span text:style-name="T96"> <text:s text:c="2"/>then press </text:span><text:span text:style-name="T90">&lt;enter&gt;</text:span></text:p>
      <text:p text:style-name="P74"/>
      <text:p text:style-name="P10"><text:span text:style-name="T96">4</text:span><text:span text:style-name="T32">6</text:span><text:span text:style-name="T96"> – If the only listing that shows up is /dev/hidraw0 then </text:span><text:span text:style-name="T32">m</text:span><text:span text:style-name="T37">ove on</text:span><text:span text:style-name="T96"> to step </text:span><text:span text:style-name="T32">4</text:span><text:span text:style-name="T37">7</text:span><text:span text:style-name="T96">. <text:s/>If multiple entries show up we have to figure out which one is the LB GPSDO. To do this, type </text:span><text:span text:style-name="T90">alias lbs &lt;enter&gt;</text:span><text:span text:style-name="T96">. <text:s/>This will show what the alias is for t</text:span><text:span text:style-name="T98">h</text:span><text:span text:style-name="T96">e string I named </text:span><text:span text:style-name="T90">lbs</text:span><text:span text:style-name="T96"> (Leo Bodnar Status). <text:s/></text:span><text:span text:style-name="T32">O</text:span><text:span text:style-name="T34">nce it’s typed out, p</text:span><text:span text:style-name="T96">lace the </text:span><text:span text:style-name="T105">mouse </text:span><text:span text:style-name="T96">cursor between the first quote and the s in sudo and </text:span><text:span text:style-name="T98">then </text:span><text:span text:style-name="T90">&lt;LMB&gt;</text:span><text:span text:style-name="T96"> and hold it down – now move the </text:span><text:soft-page-break/><text:span text:style-name="T96">mouse to the end of the string between the w and the 1 in hidraw1 and then release the </text:span><text:span text:style-name="T90">&lt;LMB&gt;</text:span><text:span text:style-name="T96">. You ha</text:span><text:span text:style-name="T104">v</text:span><text:span text:style-name="T96">e now copied this into the mouse paste buffer. <text:s/>If you center mouse button </text:span><text:span text:style-name="T90">&lt;CMB&gt;</text:span><text:span text:style-name="T96"> click this will paste it onto the current command line. </text:span><text:span text:style-name="T98">Do this and then y</text:span><text:span text:style-name="T96">ou can now type in the numbers one by one and then press </text:span><text:span text:style-name="T90">&lt;enter&gt;</text:span><text:span text:style-name="T96"> after each one to determine which one yields the following output:</text:span></text:p>
      <text:p text:style-name="P75"/>
      <text:p text:style-name="P82">Leo Bodnar GPS Clock Status</text:p>
      <text:p text:style-name="P82">Opening device /dev/hidraw0</text:p>
      <text:p text:style-name="P82">Device Info:</text:p>
      <text:p text:style-name="P82"><text:tab/>vendor: 0x1dd2</text:p>
      <text:p text:style-name="P82"><text:tab/>product: 0x2211</text:p>
      <text:p text:style-name="P82">Device Name: Leo Bodnar Electronics mini GPS Reference Clock</text:p>
      <text:p text:style-name="P82">...</text:p>
      <text:p text:style-name="P82">Loss of Signal Count: 1</text:p>
      <text:p text:style-name="P82">Sat Status: Locked</text:p>
      <text:p text:style-name="P82">PLL Status: Locked</text:p>
      <text:p text:style-name="P75"/>
      <text:p text:style-name="P11"><text:span text:style-name="T95">This one came from /dev/hidraw0. <text:s/></text:span><text:span text:style-name="T99">You need to use whatever number you found associated with the one that gave the correct response.</text:span></text:p>
      <text:p text:style-name="P76"/>
      <text:p text:style-name="P13"><text:span text:style-name="T100">We need to update the .bashrc file to reflect this so the scripts that co</text:span><text:span text:style-name="T35">n</text:span><text:span text:style-name="T100">trol the programming of the LB GPSDO will work.</text:span></text:p>
      <text:p text:style-name="P77"/>
      <text:p text:style-name="P87"><text:span text:style-name="T97">4</text:span><text:span text:style-name="T33">7</text:span><text:span text:style-name="T97"> – </text:span><text:span text:style-name="T98">On the command line type </text:span><text:span text:style-name="T91">mousepad .bashrc</text:span><text:span text:style-name="T98"> </text:span><text:span text:style-name="T91">&lt;enter&gt;</text:span><text:span text:style-name="T98"> </text:span></text:p>
      <text:p text:style-name="P87"><text:span text:style-name="T105">(</text:span><text:span text:style-name="T106">NOTE: </text:span><text:span text:style-name="T105">GUI version of EDIT won’t find the .bashrc hidden file)</text:span></text:p>
      <text:p text:style-name="P78"/>
      <text:p text:style-name="P15"><text:span text:style-name="T98">4</text:span><text:span text:style-name="T34">8</text:span><text:span text:style-name="T98"> – When the editor window pops up, </text:span><text:span text:style-name="T99">from the pull-down menus do</text:span></text:p>
      <text:p text:style-name="P12"><text:span text:style-name="T95"><text:tab/></text:span><text:span text:style-name="T89">Search → Find and Replace</text:span></text:p>
      <text:p text:style-name="P79"/>
      <text:p text:style-name="P12"><text:span text:style-name="T95"><text:tab/>for the </text:span><text:span text:style-name="T89">Search for:</text:span><text:span text:style-name="T95"> entry type </text:span><text:span text:style-name="T89">raw1</text:span><text:span text:style-name="T95"> </text:span></text:p>
      <text:p text:style-name="P18"><text:span text:style-name="T99"><text:tab/>for the Replace with: entry type </text:span><text:span text:style-name="T93">raw</text:span><text:span text:style-name="T40">#</text:span><text:span text:style-name="T99">: <text:s/></text:span><text:span text:style-name="T105">(in my case raw0)</text:span></text:p>
      <text:p text:style-name="P80"/>
      <text:p text:style-name="P18"><text:span text:style-name="T101">where # is the number that maps to the LB GPSDO in this system. <text:s/>There are 5 entries that need to be change</text:span><text:span text:style-name="T36">d</text:span><text:span text:style-name="T101">, so keep hitting </text:span><text:span text:style-name="T92">replace</text:span><text:span text:style-name="T101"> </text:span><text:span text:style-name="T102">until all entries have been </text:span><text:span text:style-name="T37">u</text:span><text:span text:style-name="T38">pdat</text:span><text:span text:style-name="T102">ed. <text:s/></text:span></text:p>
      <text:p text:style-name="P81"/>
      <text:p text:style-name="P20"><text:span text:style-name="T102">N</text:span><text:span text:style-name="T103">ow do: <text:s text:c="2"/></text:span><text:span text:style-name="T94">File → Save</text:span><text:span text:style-name="T103"> <text:s text:c="2"/>Now exit the editor </text:span><text:span text:style-name="T41">File → Close Window</text:span><text:span text:style-name="T39"> </text:span></text:p>
      <text:p text:style-name="Preformatted_20_Text"/>
      <text:p text:style-name="P17">49 – <text:span text:style-name="T134">Close the Terminal window by typing <text:s/></text:span><text:span text:style-name="T63">x</text:span><text:span text:style-name="T134"> <text:s/>then </text:span><text:span text:style-name="T63">&lt;enter&gt;</text:span></text:p>
      <text:p text:style-name="P41"/>
      <text:p text:style-name="P19"><text:span text:style-name="T107">50 – </text:span><text:span text:style-name="T108">Open another terminal window (this re-reads the updated .bashrc file we just edited) <text:s/>Type </text:span><text:span text:style-name="T64">lbs &lt;enter&gt;</text:span><text:span text:style-name="T108"> </text:span><text:span text:style-name="T109">and verify you get the correct response</text:span></text:p>
      <text:p text:style-name="P42"/>
      <text:p text:style-name="P59"><text:span text:style-name="T109">5</text:span><text:span text:style-name="T107">1 – We now need to set the correct output drive of the LB GPSDO.</text:span></text:p>
      <text:p text:style-name="P59"><text:span text:style-name="T107">In the terminal window, type </text:span><text:span text:style-name="T59">lbd8 &lt;enter&gt;</text:span><text:span text:style-name="T107"> You should see the drive strength be changed to 8ma.</text:span></text:p>
      <text:p text:style-name="P42"/>
      <text:p text:style-name="P21"><text:span text:style-name="T109">5</text:span><text:span text:style-name="T43">2</text:span><text:span text:style-name="T109"> – </text:span><text:span text:style-name="T110">We now need to enter your station information. <text:s/></text:span></text:p>
      <text:p text:style-name="P21"><text:span text:style-name="T110">T</text:span><text:span text:style-name="T42">o</text:span><text:span text:style-name="T110"> do this, type <text:s/></text:span><text:span text:style-name="T65">PSWSsetup &lt;enter&gt;</text:span></text:p>
      <text:p text:style-name="P43"/>
      <text:p text:style-name="P22">It will first go thru and create / verify the full directory structure for the PSWS. <text:s/>Once finished, it will ask you if you want to change the Node Number from N0000000. <text:s/>Just press <text:span text:style-name="T59">&lt;enter&gt;</text:span> to keep this value</text:p>
      <text:p text:style-name="P22"/>
      <text:p text:style-name="P24"><text:span text:style-name="T139">5</text:span><text:span text:style-name="T16">3</text:span><text:span text:style-name="T139"> - Next enter your callsign if you have one and then press </text:span><text:span text:style-name="T66">&lt;enter&gt;</text:span><text:span text:style-name="T135"> if not, just press </text:span><text:span text:style-name="T66">&lt;enter&gt;</text:span><text:span text:style-name="T135"> </text:span></text:p>
      <text:p text:style-name="P23"/>
      <text:p text:style-name="P24"><text:span text:style-name="T139">5</text:span><text:span text:style-name="T16">4</text:span><text:span text:style-name="T139"> - Next enter your Latitude in decimal format to at least 4 decimal places (6 preferred). <text:s/>press </text:span><text:span text:style-name="T66">&lt;enter&gt;</text:span><text:span text:style-name="T135"> when done.</text:span></text:p>
      <text:p text:style-name="P24"/>
      <text:p text:style-name="P24"><text:soft-page-break/><text:span text:style-name="T139">5</text:span><text:span text:style-name="T16">5</text:span><text:span text:style-name="T139"> - Next enter your Longitude in decimal format to at least 4 decimal places (6 preferred). <text:s/>Remember in the USA it’s a negative number. press </text:span><text:span text:style-name="T66">&lt;enter&gt;</text:span><text:span text:style-name="T135"> when done.</text:span></text:p>
      <text:p text:style-name="P24"/>
      <text:p text:style-name="P25"><text:span text:style-name="T139">5</text:span><text:span text:style-name="T16">6</text:span><text:span text:style-name="T139"> - Next enter your </text:span><text:span text:style-name="T14">E</text:span><text:span text:style-name="T15">levation</text:span><text:span text:style-name="T135"> in </text:span><text:span text:style-name="T14">m</text:span><text:span text:style-name="T15">eters (rounded to the nearest meter)</text:span><text:span text:style-name="T135">. <text:s/>press </text:span><text:span text:style-name="T66">&lt;enter&gt;</text:span><text:span text:style-name="T135"> when done.</text:span></text:p>
      <text:p text:style-name="P25"/>
      <text:p text:style-name="P25"><text:span text:style-name="T139">5</text:span><text:span text:style-name="T16">7</text:span><text:span text:style-name="T139"> - Next enter your City and State, <text:s/>Use the 2 Letter abbreviation for your state and NO COMMA between the two – just a space. <text:s/>press </text:span><text:span text:style-name="T66">&lt;enter&gt;</text:span><text:span text:style-name="T135"> when done.</text:span></text:p>
      <text:p text:style-name="P26"/>
      <text:p text:style-name="P25"><text:span text:style-name="T139">5</text:span><text:span text:style-name="T16">8</text:span><text:span text:style-name="T139"> - Next enter to know your frequency standard – the Grape Gen1 uses the LB GPSDO so just press </text:span><text:span text:style-name="T67">&lt;enter&gt;</text:span><text:span text:style-name="T136"> </text:span></text:p>
      <text:p text:style-name="P26"/>
      <text:p text:style-name="P56"><text:span text:style-name="T139">5</text:span><text:span text:style-name="T16">9</text:span><text:span text:style-name="T139"> - Next enter the radio you are using, so Grape Gen 1 Rcvr 1 is correct, press </text:span><text:span text:style-name="T67">&lt;enter&gt;</text:span></text:p>
      <text:p text:style-name="P27"/>
      <text:p text:style-name="P56"><text:span text:style-name="T16">6</text:span><text:span text:style-name="T17">0</text:span><text:span text:style-name="T142"> - Next enter the ID code for the Grape Receiver 1 – G1, so just press </text:span><text:span text:style-name="T68">&lt;enter&gt;</text:span><text:span text:style-name="T137"> </text:span></text:p>
      <text:p text:style-name="P27"/>
      <text:p text:style-name="P55"><text:span text:style-name="T140">6</text:span><text:span text:style-name="T18">1</text:span><text:span text:style-name="T140"> - Next enter your antenna – enter it here (like 40M OCF dipole, Gap Titan, etc.) press </text:span><text:span text:style-name="T70">&lt;enter&gt;</text:span><text:span text:style-name="T138"> when done</text:span></text:p>
      <text:p text:style-name="P28"/>
      <text:p text:style-name="P60"><text:span text:style-name="T140">6</text:span><text:span text:style-name="T18">2</text:span><text:span text:style-name="T140"> - Finally it wants the system info – just press </text:span><text:span text:style-name="T71">&lt;enter&gt;</text:span></text:p>
      <text:p text:style-name="P44"/>
      <text:p text:style-name="P29"><text:span text:style-name="T116">6</text:span><text:span text:style-name="T44">3</text:span><text:span text:style-name="T116"> – Now it will print out the metadata that will be inserted at the beginning of each day’s data file. <text:s/>Make sure the info is correct </text:span><text:span text:style-name="T111">(ignore the beacon being decoded – I forgot to delete that file before I made the distro…)</text:span><text:span text:style-name="T116">. <text:s/>If </text:span><text:span text:style-name="T44">a</text:span><text:span text:style-name="T52">n error is found</text:span><text:span text:style-name="T116">, just re-re</text:span><text:span text:style-name="T111">r</text:span><text:span text:style-name="T116">un the PSWSsetup program again </text:span><text:span text:style-name="T126">using &lt;enter&gt; to keep correct values.</text:span></text:p>
      <text:p text:style-name="P45"/>
      <text:p text:style-name="P61"><text:span text:style-name="T117">6</text:span><text:span text:style-name="T45">4</text:span><text:span text:style-name="T117"> – To get this summary </text:span><text:span text:style-name="T128">saved </text:span><text:span text:style-name="T117">in a text file, type </text:span><text:span text:style-name="T72">PSWSinfo &lt;enter&gt;.</text:span><text:span text:style-name="T117"> File location will be displayed on the screen.</text:span></text:p>
      <text:p text:style-name="P52"/>
      <text:p text:style-name="P91">65 – <text:span text:style-name="T160">Copy this </text:span><text:span text:style-name="T161">created </text:span><text:span text:style-name="T160">file along with your name, snail mail address and contact phone number to </text:span><text:a xlink:type="simple" xlink:href="mailto:jcg66@case.edu" text:style-name="Internet_20_link" text:visited-style-name="Visited_20_Internet_20_Link"><text:span text:style-name="T160">jcg66@case.edu</text:span></text:a><text:span text:style-name="T160"> for a node number assignment.</text:span></text:p>
      <text:p text:style-name="P53"/>
      <text:p text:style-name="P61"><text:span text:style-name="T117">6</text:span><text:span text:style-name="T55">6</text:span><text:span text:style-name="T117"> – </text:span><text:span text:style-name="T118">FLDigi wakes up in NULL mode now on a boot of the system – we need to change that so that if there is a power failure, it will start back up taking data. </text:span></text:p>
      <text:p text:style-name="P38">On the command line type <text:s/><text:span text:style-name="T59">cd .fldigi &lt;enter&gt; </text:span></text:p>
      <text:p text:style-name="P38"/>
      <text:p text:style-name="P54"><text:span text:style-name="T118">6</text:span><text:span text:style-name="T55">7</text:span><text:span text:style-name="T118"> – Now type the command <text:s text:c="2"/></text:span><text:span text:style-name="T73">cp fldigi.prefs.analy fldigi.prefs <text:s/></text:span><text:span text:style-name="T69">&lt;enter&gt; </text:span></text:p>
      <text:p text:style-name="P39">This changes the initialization file for FLDigi to start in ANALYSIS mode instead of NULL mode. <text:s/>Now type <text:span text:style-name="T59">cd &lt;enter&gt;</text:span> to get back to the home directory</text:p>
      <text:p text:style-name="P39"/>
      <text:p text:style-name="P62"><text:span text:style-name="T112">6</text:span><text:span text:style-name="T55">8</text:span><text:span text:style-name="T112"> – In FLDigi, you can </text:span><text:span text:style-name="T126">now </text:span><text:span text:style-name="T112">fill out the station information under the drop-down menu </text:span><text:span text:style-name="T69">Configure → Config Dialog </text:span><text:span text:style-name="T112">It should be under the tab </text:span><text:span text:style-name="T69">Operator – Station </text:span></text:p>
      <text:p text:style-name="P40">Note that the Station Locator is your Grid Square calculated for you in the metadata of the PSWS.</text:p>
      <text:p text:style-name="P40"/>
      <text:p text:style-name="P57"><text:span text:style-name="T114">6</text:span><text:span text:style-name="T56">9</text:span><text:span text:style-name="T114"> – </text:span><text:span text:style-name="T113">Now we need to c</text:span>hoose a beacon frequency <text:span text:style-name="T141">that </text:span>you want to monitor: <text:s/></text:p>
      <text:p text:style-name="P92">WWV <text:s text:c="2"/>2.5 MHz, 5.0 MHz, 10.0 MHz <text:span text:style-name="T159">or</text:span> <text:span text:style-name="T159">15 MHz.</text:span> <text:s text:c="2"/>FLDigi is currently set </text:p>
      <text:p text:style-name="P92">to monitor WWV 5.0 MHz</text:p>
      <text:p text:style-name="P57"/>
      <text:p text:style-name="P58">Let’s choose 10MHz to walk you thru the process.</text:p>
      <text:p text:style-name="P58"/>
      <text:p text:style-name="P57"><text:span text:style-name="T31">70</text:span><text:span text:style-name="T141"> – Set FLDigi to NULL op mode by </text:span><text:span text:style-name="T74">OP MODE → NULL</text:span><text:span text:style-name="T141">(is still there but good practice)</text:span></text:p>
      <text:p text:style-name="P58"/>
      <text:p text:style-name="P63"><text:span text:style-name="T17">7</text:span><text:span text:style-name="T31">1</text:span><text:span text:style-name="T142"> – Using the scroll wheel on the mouse, hover over the freq digits and rotate the wheel to change th</text:span><text:span text:style-name="T17">a</text:span><text:span text:style-name="T23">t</text:span><text:span text:style-name="T142"> digit (or </text:span><text:span text:style-name="T75">&lt;LMB&gt;</text:span><text:span text:style-name="T142"> on </text:span><text:span text:style-name="T162">the </text:span><text:span text:style-name="T142">top or bottom of </text:span><text:span text:style-name="T162">the</text:span><text:span text:style-name="T142"> digit to change it up or down). Enter the freq of 9999.000</text:span></text:p>
      <text:p text:style-name="P59"/>
      <text:p text:style-name="P63"><text:soft-page-break/><text:span text:style-name="T142">7</text:span><text:span text:style-name="T31">2</text:span><text:span text:style-name="T142"> – </text:span><text:span text:style-name="T17">I</text:span><text:span text:style-name="T142">n the terminal window, type the command </text:span><text:span text:style-name="T75">sf9999 &lt;enter&gt;</text:span><text:span text:style-name="T115"> <text:s/>You should see what the previous frequency was and that is was set as the following:</text:span></text:p>
      <text:p text:style-name="P83"/>
      <text:p text:style-name="P83">New Settings:</text:p>
      <text:p text:style-name="P83"><text:s text:c="4"/>GPS Frequency = 199980</text:p>
      <text:p text:style-name="P83"><text:s text:c="4"/>N31 <text:s text:c="10"/>= 1</text:p>
      <text:p text:style-name="P83"><text:s text:c="4"/>N2_HS <text:s text:c="8"/>= 11</text:p>
      <text:p text:style-name="P83"><text:s text:c="4"/>N2_LS <text:s text:c="8"/>= 2900</text:p>
      <text:p text:style-name="P83"><text:s text:c="4"/>N1_HS <text:s text:c="8"/>= 11</text:p>
      <text:p text:style-name="P83"><text:s text:c="4"/>NC1_LS <text:s text:c="7"/>= 58</text:p>
      <text:p text:style-name="P59"><text:span text:style-name="T107"><text:s text:c="4"/></text:span><text:span text:style-name="T147">NC2_LS <text:s text:c="7"/>= 58</text:span></text:p>
      <text:p text:style-name="P83"/>
      <text:p text:style-name="P83"><text:s text:c="4"/>VCO <text:s text:c="10"/>= 6379362000.000000 Hz</text:p>
      <text:p text:style-name="P83"/>
      <text:p text:style-name="P83"><text:s text:c="4"/>Clock Out 1 <text:s text:c="2"/>= 9999000.000000 Hz</text:p>
      <text:p text:style-name="P83"><text:s text:c="4"/>Clock Out 2 <text:s text:c="2"/>= 9999000.000000 Hz</text:p>
      <text:p text:style-name="P83"><text:s text:c="4"/>Bandwidth <text:s text:c="4"/>= 15</text:p>
      <text:p text:style-name="P83"><text:s text:c="4"/>Drivestrength = 8</text:p>
      <text:p text:style-name="P83">Frequency Set</text:p>
      <text:p text:style-name="P83"/>
      <text:p text:style-name="P64"><text:span text:style-name="T144">7</text:span><text:span text:style-name="T162">3</text:span><text:span text:style-name="T144"> – </text:span><text:span text:style-name="T20">C</text:span><text:span text:style-name="T144">hange the jumper on the Grape Receiver (input filter select) to the 10MHz position.</text:span></text:p>
      <text:p text:style-name="P64"/>
      <text:p text:style-name="P89"><text:span text:style-name="T143">7</text:span><text:span text:style-name="T162">4</text:span><text:span text:style-name="T143"> – Attach the antenna to the Grape receiver. <text:s/>You should see a change in the waterfall and depending on propagation (time of day) see the waterfall for the 1KHz carrier of WWV </text:span><text:span text:style-name="T20">(</text:span><text:span text:style-name="T143">10 MHz is during the day, 2.5 and 5.0 are at night).</text:span></text:p>
      <text:p text:style-name="P89"/>
      <text:p text:style-name="P90"><text:span text:style-name="T157">7</text:span><text:span text:style-name="T162">5</text:span><text:span text:style-name="T157"> – On the bottom of the FLDigi waterfall display just there is a frequency display of where the red line is positioned on the waterfall. <text:s/>Be sure this is set to exactly 1000. <text:s/></text:span><text:span text:style-name="T30">U</text:span><text:span text:style-name="T157">se the left and right arrows to adjust it to 1000 if it’s not already </text:span><text:span text:style-name="T30">there</text:span><text:span text:style-name="T157">.</text:span></text:p>
      <text:p text:style-name="Preformatted_20_Text"/>
      <text:p text:style-name="P64"><text:span text:style-name="T144">7</text:span><text:span text:style-name="T31">6</text:span><text:span text:style-name="T144"> – Now on FLDIGI, change the op mode as follows:</text:span></text:p>
      <text:p text:style-name="P30">OP MODE → Freq ANALYSIS </text:p>
      <text:p text:style-name="P46"/>
      <text:p text:style-name="P46">This starts the data collection and you should see on the bottom line of FLDigi</text:p>
      <text:p text:style-name="P46"/>
      <text:p text:style-name="P46">ANALYSIS, the time [in Zulu], Frequency Decoded and file currently being saved</text:p>
      <text:p text:style-name="P30"/>
      <text:p text:style-name="P31"/>
      <text:p text:style-name="P31">CONGRATS! <text:s/>You are now collecting PSWS data!</text:p>
      <text:p text:style-name="P46"/>
      <text:p text:style-name="P46"/>
      <text:p text:style-name="P88"><text:span text:style-name="T129">Every </text:span><text:span text:style-name="T53">d</text:span><text:span text:style-name="T54">ay</text:span><text:span text:style-name="T129"> at 00:00:0UTC it will start a new file with the new days data.</text:span></text:p>
      <text:p text:style-name="P46"/>
      <text:p text:style-name="P65"><text:span text:style-name="T120">7</text:span><text:span text:style-name="T56">7</text:span><text:span text:style-name="T120"> – </text:span><text:span text:style-name="T49">I</text:span><text:span text:style-name="T120">f you want the plot of the previous days data to auto display at 00:00:00 UTC</text:span></text:p>
      <text:p text:style-name="P34"><text:span text:style-name="T107">in the terminal window type </text:span>apon &lt;enter&gt;<text:span text:style-name="T107"> to stop this type </text:span>apoff &lt;enter&gt;<text:span text:style-name="T107"> You will want to close the window every day as it consumes system memory and after 4 or 5 days you will be restricting the system memory resources.</text:span></text:p>
      <text:p text:style-name="P47"/>
      <text:p text:style-name="P65"><text:span text:style-name="T120">7</text:span><text:span text:style-name="T56">8</text:span><text:span text:style-name="T120"> – </text:span><text:span text:style-name="T121">Once we’ve established an auto transfer node to accept the daily created files, the cmd </text:span><text:span text:style-name="T79">xferon &lt;enter&gt;</text:span><text:span text:style-name="T122"> </text:span><text:span text:style-name="T121">wi</text:span><text:span text:style-name="T122">ll place the day’s files into the xfer directory for daily uploads. <text:s/></text:span><text:span text:style-name="T80">xferoff &lt;enter&gt;</text:span><text:span text:style-name="T122"> <text:s/>shuts this off. <text:s/>This function is not implemented yet.</text:span></text:p>
      <text:p text:style-name="P46"/>
      <text:p text:style-name="P48"/>
      <text:p text:style-name="P49">Some useful aliases I’ve defined:</text:p>
      <text:p text:style-name="P48"/>
      <text:p text:style-name="P37">cl<text:span text:style-name="T107"> – clear – clears the terminal window</text:span></text:p>
      <text:p text:style-name="P37">osv<text:span text:style-name="T107"> – operating system version – show current version of OS</text:span></text:p>
      <text:p text:style-name="P37">osb<text:span text:style-name="T107"> – operating system bits - shows number of bits the OS is using</text:span></text:p>
      <text:p text:style-name="P32">ns<text:span text:style-name="T107"> – network status – shows network connection info</text:span></text:p>
      <text:p text:style-name="P32">ntps<text:span text:style-name="T107"> – ntp status – shows how the link to the </text:span><text:span text:style-name="T130">NTP</text:span><text:span text:style-name="T107"> server is doing</text:span></text:p>
      <text:p text:style-name="P32">lbs<text:span text:style-name="T107"> – </text:span><text:span text:style-name="T119">Leo Bodnar Status - </text:span><text:span text:style-name="T107">shows the status of the LB GPSDO</text:span></text:p>
      <text:p text:style-name="P68"><text:span text:style-name="T76">lbsf</text:span><text:span text:style-name="T125"> – </text:span><text:span text:style-name="T119">Leo Bodnar S</text:span><text:span text:style-name="T50">e</text:span><text:span text:style-name="T51">t</text:span><text:span text:style-name="T119"> Freq – </text:span><text:span text:style-name="T125">show</text:span><text:span text:style-name="T124">s /sets</text:span><text:span text:style-name="T125"> the freq the LB GPSDO is set to presently</text:span></text:p>
      <text:p text:style-name="P33">ut<text:span text:style-name="T107"> – up time - shows users and how long the system has been running since last boot</text:span></text:p>
      <text:p text:style-name="P35">rb<text:span text:style-name="T107"> – reboot <text:s/>- reboots the system</text:span></text:p>
      <text:p text:style-name="P35">sd<text:span text:style-name="T107"> – shutdown – shuts down the system (do this before shutting off power!)</text:span></text:p>
      <text:p text:style-name="P36">x<text:span text:style-name="T107"> – exit – exits / closes the terminal window</text:span></text:p>
      <text:p text:style-name="P50"/>
      <text:p text:style-name="P51">If you want to see what an alias is defined as (such as osv), type </text:p>
      <text:p text:style-name="P37">alias osv &lt;enter&gt;</text:p>
      <text:p text:style-name="P50"/>
      <text:p text:style-name="P35">alias<text:span text:style-name="T107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35"><text:span text:style-name="T107"><text:line-break/></text:span><text:span text:style-name="T123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09:33:26.423596446</dc:date>
    <meta:editing-duration>P5DT13H45M15S</meta:editing-duration>
    <meta:editing-cycles>84</meta:editing-cycles>
    <meta:generator>LibreOffice/7.5.2.2$MacOSX_X86_64 LibreOffice_project/53bb9681a964705cf672590721dbc85eb4d0c3a2</meta:generator>
    <meta:document-statistic meta:table-count="0" meta:image-count="0" meta:object-count="0" meta:page-count="8" meta:paragraph-count="187" meta:word-count="3397" meta:character-count="18784" meta:non-whitespace-character-count="15212"/>
  </office:meta>
</office:document-meta>
</file>